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875cm" table:align="left"/>
    </style:style>
    <style:style style:name="Table1.A" style:family="table-column">
      <style:table-column-properties style:column-width="5.239cm"/>
    </style:style>
    <style:style style:name="Table1.C" style:family="table-column">
      <style:table-column-properties style:column-width="5.398cm"/>
    </style:style>
    <style:style style:name="Table1.1" style:family="table-row">
      <style:table-row-properties style:min-row-height="0.635cm"/>
    </style:style>
    <style:style style:name="Table1.A1" style:family="table-cell">
      <style:table-cell-properties fo:padding="0cm" fo:border="0.018cm solid #000000"/>
    </style:style>
    <style:style style:name="Table1.22" style:family="table-row">
      <style:table-row-properties style:min-row-height="0.476cm"/>
    </style:style>
    <style:style style:name="Table1.A50" style:family="table-cell">
      <style:table-cell-properties fo:padding="0cm" fo:border-left="0.018cm solid #000000" fo:border-right="0.018cm solid #000000" fo:border-top="none" fo:border-bottom="0.018cm solid #000000"/>
    </style:style>
    <style:style style:name="Table1.53" style:family="table-row">
      <style:table-row-properties style:min-row-height="0.423cm"/>
    </style:style>
    <style:style style:name="Table1.54" style:family="table-row">
      <style:table-row-properties style:min-row-height="0.448cm"/>
    </style:style>
    <style:style style:name="Table1.74" style:family="table-row">
      <style:table-row-properties style:min-row-height="0.517cm"/>
    </style:style>
    <style:style style:name="P1" style:family="paragraph" style:parent-style-name="Standard">
      <style:text-properties style:font-name="Charis SIL" fo:font-size="10pt" style:text-underline-style="solid" style:text-underline-width="auto" style:text-underline-color="font-color" fo:font-weight="bold" style:font-size-asian="10pt" style:font-size-complex="10pt"/>
    </style:style>
    <style:style style:name="P2" style:family="paragraph" style:parent-style-name="Standard">
      <style:text-properties style:font-name="Charis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haris SIL" fo:font-size="10pt" style:font-size-asian="10pt" style:font-size-complex="10pt"/>
    </style:style>
    <style:style style:name="P4" style:family="paragraph" style:parent-style-name="Normal">
      <style:text-properties style:font-name="Charis SIL" fo:font-size="10pt" style:text-underline-style="solid" style:text-underline-width="auto" style:text-underline-color="font-color" fo:font-weight="bold" style:font-size-asian="10pt" style:font-size-complex="10pt"/>
    </style:style>
    <style:style style:name="P5" style:family="paragraph" style:parent-style-name="Normal">
      <style:text-properties style:font-name="Charis SIL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P4">Aduku: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Mele duku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Dukub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Ɔdasʋbɔ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4">Mbia: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Okpenti/ Okpont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Ɔlay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Asesegua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Manko/Ɛmanko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Kantankua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Akpasa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Beenk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4">Agblaa: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Ɔlʋnkpab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Ogyiwʋdɩ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5">Ɔtan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</table:table-row>
          <table:table-row table:style-name="Table1.1">
            <table:table-cell table:style-name="Table1.A1" office:value-type="string">
              <text:p text:style-name="P3">Kuntu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22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1">Atimpein (Waya):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Kuntu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Ɩfla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Ɔbɔɩyi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Ogyiwʋdɩ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Ɔkɔntɩ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Ɔlʋnkpabi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1">Ɩsɩ: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Isin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Ɩsɩpwɛatɔ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Obon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Ɩsɩpɛpɛ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Ɩsɩbibi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Osublu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Ɔtsatsa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Ɔdɩba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Otutu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Ɔfabɩ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Osublutɔ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ext:soft-page-break/>
          <table:table-row>
            <table:table-cell table:style-name="Table1.A1" office:value-type="string">
              <text:p text:style-name="P3">Isinsʋ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Obontɔ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Ɔtsatsasʋ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Ɔdɩbatɔ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Ɩsɩtɔ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Ɩsɩtsɩa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Ɩsɩkwi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Ɩsɩbun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Ɩsɩda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 table:style-name="Table1.53">
            <table:table-cell table:style-name="Table1.A50" office:value-type="string">
              <text:p text:style-name="P3">Ɩsɩpwɛ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 table:style-name="Table1.54">
            <table:table-cell table:style-name="Table1.A50" office:value-type="string">
              <text:p text:style-name="P3">Ɩsɩ sre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Ɩsɩtan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Ɩsɩwa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obutoda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Obuto ɩsɩwa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Obubua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Ɔtandɩnka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Obuklɩ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1">Abwi: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Bʋta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Kpankplansɩ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Atiin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Ɔsɩpaa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Ntsatsabwi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Kwebwi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Ɔpradabwi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>Ɩbʋ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2">Abuto: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Tsankasɩabɔnɔ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 table:style-name="Table1.74">
            <table:table-cell table:style-name="Table1.A50" office:value-type="string">
              <text:p text:style-name="P3">Topapɩ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Ablimbo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Apʋsɛabi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Afuwe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N/esimbia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Apebi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Nhwiwabi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Abrotswini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Ɔkɩta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Ɔwansatri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Akompuo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Kɔfe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>Mfluba</text:p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ext:soft-page-break/>
          <table:table-row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  <table:table-row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  <table:table-cell table:style-name="Table1.A50" office:value-type="string">
              <text:p text:style-name="P3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font-weight="normal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2-10-29T15:50:54</meta:creation-date>
    <meta:editing-duration>PT00H14M09S</meta:editing-duration>
    <meta:editing-cycles>4</meta:editing-cycles>
    <dc:date>2012-10-31T15:56:06</dc:date>
    <meta:document-statistic meta:table-count="1" meta:image-count="0" meta:object-count="0" meta:page-count="3" meta:paragraph-count="78" meta:word-count="83" meta:character-count="540"/>
  </office:meta>
</office:document-meta>
</file>